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417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0898in" svg:height="7.2157in" svg:x="5.3783in" svg:y="0.0417in">
            <draw:object draw:notify-on-update-of-ranges="Sheet1.A1:Sheet1.A1 Sheet1.B1:Sheet1.K1 Sheet1.A2:Sheet1.A2 Sheet1.B2:Sheet1.K2 Sheet1.A11:Sheet1.A11 Sheet1.B11:Sheet1.K11 Sheet1.A20:Sheet1.A20 Sheet1.B20:Sheet1.K20 Sheet1.A29:Sheet1.A29 Sheet1.B29:Sheet1.K29 Sheet1.A38:Sheet1.A38 Sheet1.B38:Sheet1.K38 Sheet1.A47:Sheet1.A47 Sheet1.B47:Sheet1.K47 Sheet1.A56:Sheet1.A56 Sheet1.B56:Sheet1.K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0898in" svg:height="7.2157in" svg:x="5.3563in" svg:y="11.5555in">
            <draw:object draw:notify-on-update-of-ranges="Sheet1.B75:Sheet1.K75 Sheet1.A66:Sheet1.A66 Sheet1.B66:Sheet1.K66 Sheet1.A75:Sheet1.A75 Sheet1.B75:Sheet1.K75 Sheet1.A84:Sheet1.A84 Sheet1.B84:Sheet1.K84 Sheet1.A93:Sheet1.A93 Sheet1.B93:Sheet1.K93 Sheet1.A102:Sheet1.A102 Sheet1.B102:Sheet1.K102 Sheet1.A111:Sheet1.A111 Sheet1.B111:Sheet1.K111 Sheet1.A120:Sheet1.A120 Sheet1.B120:Sheet1.K1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./results_test_app/nonaggr/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st_app.s350.g0.1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2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3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1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2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3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1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2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3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1.out</text:p>
          </table:table-cell>
          <table:table-cell office:value-type="float" office:value="278" calcext:value-type="float">
            <text:p>278</text:p>
          </table:table-cell>
          <table:table-cell table:number-columns-repeated="3" office:value-type="float" office:value="290" calcext:value-type="float">
            <text:p>290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2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3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5.1.out</text:p>
          </table:table-cell>
          <table:table-cell office:value-type="float" office:value="258" calcext:value-type="float">
            <text:p>258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est_app.s350.g25.2.out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table:number-columns-repeated="8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5.3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5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5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5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5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5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5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1.out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st_app.s350.g26.2.out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test_app.s350.g26.3.out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7.1.out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test_app.s350.g27.2.out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test_app.s350.g27.3.out</text:p>
          </table:table-cell>
          <table:table-cell office:value-type="float" office:value="266" calcext:value-type="float">
            <text:p>266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est_app.s350.g27.4.out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table:number-columns-repeated="4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7.5.out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table:number-columns-repeated="7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7.6.out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table:number-columns-repeated="7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7.7.out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table:number-columns-repeated="7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7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7.9.out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table:number-columns-repeated="7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./results_test_app/agg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_app.s350.g0.1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2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3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0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1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2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3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10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1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2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3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0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1.out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4"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test_app.s350.g24.2.out</text:p>
          </table:table-cell>
          <table:table-cell office:value-type="float" office:value="290" calcext:value-type="float">
            <text:p>290</text:p>
          </table:table-cell>
          <table:table-cell table:number-columns-repeated="9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test_app.s350.g24.3.out</text:p>
          </table:table-cell>
          <table:table-cell office:value-type="float" office:value="343" calcext:value-type="float">
            <text:p>343</text:p>
          </table:table-cell>
          <table:table-cell table:number-columns-repeated="9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4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5.1.out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test_app.s350.g25.2.out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est_app.s350.g25.3.out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test_app.s350.g25.4.out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est_app.s350.g25.5.out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test_app.s350.g25.6.out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est_app.s350.g25.7.out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test_app.s350.g25.8.out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test_app.s350.g25.9.out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est_app.s350.g26.1.out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est_app.s350.g26.2.out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test_app.s350.g26.3.out</text:p>
          </table:table-cell>
          <table:table-cell office:value-type="float" office:value="299" calcext:value-type="float">
            <text:p>299</text:p>
          </table:table-cell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4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5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6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7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8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6.9.out</text:p>
          </table:table-cell>
          <table:table-cell table:number-columns-repeated="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est_app.s350.g27.1.out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est_app.s350.g27.2.out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est_app.s350.g27.3.out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est_app.s350.g27.4.out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est_app.s350.g27.5.out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est_app.s350.g27.6.out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est_app.s350.g27.7.out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est_app.s350.g27.8.out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est_app.s350.g27.9.out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16:48:01.625514010</dc:date>
    <meta:document-statistic meta:table-count="1" meta:cell-count="1398" meta:object-count="2"/>
    <meta:generator>LibreOffice/4.2.6.3$Linux_X86_64 LibreOffice_project/42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draw:fill-color="#33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cc33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66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49cm" svg:height="18.329cm" xlink:href=".." xlink:type="simple" chart:class="chart:bar" chart:style-name="ch1">
        <chart:legend chart:legend-position="end" svg:x="28.79cm" svg:y="7.371cm" style:legend-expansion="high" chart:style-name="ch2"/>
        <chart:plot-area chart:style-name="ch3" table:cell-range-address="Sheet1.A1:Sheet1.K2 Sheet1.A11:Sheet1.K11 Sheet1.A20:Sheet1.K20 Sheet1.A29:Sheet1.K29 Sheet1.A38:Sheet1.K38 Sheet1.A47:Sheet1.K47 Sheet1.A56:Sheet1.K56" chart:data-source-has-labels="both" svg:x="0.664cm" svg:y="0.366cm" svg:width="27.462cm" svg:height="17.597cm">
          <chartooo:coordinate-region svg:x="1.471cm" svg:y="0.566cm" svg:width="26.655cm" svg:height="16.75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K2" chart:label-cell-address="Sheet1.A2:Sheet1.A2" chart:class="chart:bar">
            <chart:data-point chart:repeated="10"/>
          </chart:series>
          <chart:series chart:style-name="ch8" chart:values-cell-range-address="Sheet1.B11:Sheet1.K11" chart:label-cell-address="Sheet1.A11:Sheet1.A11" chart:class="chart:bar">
            <chart:data-point chart:repeated="10"/>
          </chart:series>
          <chart:series chart:style-name="ch9" chart:values-cell-range-address="Sheet1.B20:Sheet1.K20" chart:label-cell-address="Sheet1.A20:Sheet1.A20" chart:class="chart:bar">
            <chart:data-point chart:repeated="10"/>
          </chart:series>
          <chart:series chart:style-name="ch10" chart:values-cell-range-address="Sheet1.B29:Sheet1.K29" chart:label-cell-address="Sheet1.A29:Sheet1.A29" chart:class="chart:bar">
            <chart:data-point chart:repeated="10"/>
          </chart:series>
          <chart:series chart:style-name="ch11" chart:values-cell-range-address="Sheet1.B38:Sheet1.K38" chart:label-cell-address="Sheet1.A38:Sheet1.A38" chart:class="chart:bar">
            <chart:data-point chart:repeated="10"/>
          </chart:series>
          <chart:series chart:style-name="ch12" chart:values-cell-range-address="Sheet1.B47:Sheet1.K47" chart:label-cell-address="Sheet1.A47:Sheet1.A47" chart:class="chart:bar">
            <chart:data-point chart:repeated="10"/>
          </chart:series>
          <chart:series chart:style-name="ch13" chart:values-cell-range-address="Sheet1.B56:Sheet1.K56" chart:label-cell-address="Sheet1.A56:Sheet1.A56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:Sheet1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est_app.s350.g0.1.out</text:p>
                <draw:g>
                  <svg:desc>Sheet1.A2:Sheet1.A2</svg:desc>
                </draw:g>
              </table:table-cell>
              <table:table-cell office:value-type="float" office:value="350">
                <text:p>350</text:p>
                <draw:g>
                  <svg:desc>Sheet1.B2:Sheet1.K2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test_app.s350.g10.1.out</text:p>
                <draw:g>
                  <svg:desc>Sheet1.A11:Sheet1.A11</svg:desc>
                </draw:g>
              </table:table-cell>
              <table:table-cell office:value-type="float" office:value="350">
                <text:p>350</text:p>
                <draw:g>
                  <svg:desc>Sheet1.B11:Sheet1.K11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test_app.s350.g20.1.out</text:p>
                <draw:g>
                  <svg:desc>Sheet1.A20:Sheet1.A20</svg:desc>
                </draw:g>
              </table:table-cell>
              <table:table-cell office:value-type="float" office:value="350">
                <text:p>350</text:p>
                <draw:g>
                  <svg:desc>Sheet1.B20:Sheet1.K20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test_app.s350.g24.1.out</text:p>
                <draw:g>
                  <svg:desc>Sheet1.A29:Sheet1.A29</svg:desc>
                </draw:g>
              </table:table-cell>
              <table:table-cell office:value-type="float" office:value="278">
                <text:p>278</text:p>
                <draw:g>
                  <svg:desc>Sheet1.B29:Sheet1.K29</svg:desc>
                </draw:g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test_app.s350.g25.1.out</text:p>
                <draw:g>
                  <svg:desc>Sheet1.A38:Sheet1.A38</svg:desc>
                </draw:g>
              </table:table-cell>
              <table:table-cell office:value-type="float" office:value="258">
                <text:p>258</text:p>
                <draw:g>
                  <svg:desc>Sheet1.B38:Sheet1.K38</svg:desc>
                </draw:g>
              </table:table-cell>
              <table:table-cell office:value-type="float" office:value="278">
                <text:p>278</text:p>
              </table:table-cell>
              <table:table-cell office:value-type="float" office:value="275">
                <text:p>275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306">
                <text:p>306</text:p>
              </table:table-cell>
              <table:table-cell office:value-type="float" office:value="312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test_app.s350.g26.1.out</text:p>
                <draw:g>
                  <svg:desc>Sheet1.A47:Sheet1.A47</svg:desc>
                </draw:g>
              </table:table-cell>
              <table:table-cell office:value-type="float" office:value="242">
                <text:p>242</text:p>
                <draw:g>
                  <svg:desc>Sheet1.B47:Sheet1.K47</svg:desc>
                </draw:g>
              </table:table-cell>
              <table:table-cell office:value-type="float" office:value="268">
                <text:p>268</text:p>
              </table:table-cell>
              <table:table-cell office:value-type="float" office:value="265">
                <text:p>265</text:p>
              </table:table-cell>
              <table:table-cell office:value-type="float" office:value="253">
                <text:p>253</text:p>
              </table:table-cell>
              <table:table-cell office:value-type="float" office:value="261">
                <text:p>261</text:p>
              </table:table-cell>
              <table:table-cell office:value-type="float" office:value="271">
                <text:p>271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est_app.s350.g27.1.out</text:p>
                <draw:g>
                  <svg:desc>Sheet1.A56:Sheet1.A56</svg:desc>
                </draw:g>
              </table:table-cell>
              <table:table-cell office:value-type="float" office:value="161">
                <text:p>161</text:p>
                <draw:g>
                  <svg:desc>Sheet1.B56:Sheet1.K56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210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49cm" svg:height="18.329cm" xlink:href=".." xlink:type="simple" chart:class="chart:bar" chart:row-mapping="0 1 2 3 4 5" chart:style-name="ch1">
        <chart:legend chart:legend-position="end" svg:x="28.79cm" svg:y="7.371cm" style:legend-expansion="high" chart:style-name="ch2"/>
        <chart:plot-area chart:style-name="ch3" table:cell-range-address="Sheet1.A75:Sheet1.K75 Sheet1.A66:Sheet1.K66 Sheet1.A84:Sheet1.K84 Sheet1.A93:Sheet1.K93 Sheet1.A102:Sheet1.K102 Sheet1.A111:Sheet1.K111 Sheet1.A120:Sheet1.K120" chart:data-source-has-labels="both" svg:x="0.664cm" svg:y="0.366cm" svg:width="27.462cm" svg:height="17.597cm">
          <chartooo:coordinate-region svg:x="1.471cm" svg:y="0.566cm" svg:width="26.655cm" svg:height="16.75cm"/>
          <chart:axis chart:dimension="x" chart:name="primary-x" chart:style-name="ch4" chartooo:axis-type="auto">
            <chartooo:date-scale/>
            <chart:categories table:cell-range-address="Sheet1.B75:Sheet1.K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6:Sheet1.K66" chart:label-cell-address="Sheet1.A66:Sheet1.A66" chart:class="chart:bar">
            <chart:data-point chart:repeated="10"/>
          </chart:series>
          <chart:series chart:style-name="ch8" chart:values-cell-range-address="Sheet1.B75:Sheet1.K75" chart:label-cell-address="Sheet1.A75:Sheet1.A75" chart:class="chart:bar">
            <chart:data-point chart:repeated="10"/>
          </chart:series>
          <chart:series chart:style-name="ch9" chart:values-cell-range-address="Sheet1.B84:Sheet1.K84" chart:label-cell-address="Sheet1.A84:Sheet1.A84" chart:class="chart:bar">
            <chart:data-point chart:repeated="10"/>
          </chart:series>
          <chart:series chart:style-name="ch10" chart:values-cell-range-address="Sheet1.B93:Sheet1.K93" chart:label-cell-address="Sheet1.A93:Sheet1.A93" chart:class="chart:bar">
            <chart:data-point chart:repeated="10"/>
          </chart:series>
          <chart:series chart:style-name="ch11" chart:values-cell-range-address="Sheet1.B102:Sheet1.K102" chart:label-cell-address="Sheet1.A102:Sheet1.A102" chart:class="chart:bar">
            <chart:data-point chart:repeated="10"/>
          </chart:series>
          <chart:series chart:style-name="ch12" chart:values-cell-range-address="Sheet1.B111:Sheet1.K111" chart:label-cell-address="Sheet1.A111:Sheet1.A111" chart:class="chart:bar">
            <chart:data-point chart:repeated="10"/>
          </chart:series>
          <chart:series chart:style-name="ch13" chart:values-cell-range-address="Sheet1.B120:Sheet1.K120" chart:label-cell-address="Sheet1.A120:Sheet1.A120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350">
                <text:p>350</text:p>
                <draw:g>
                  <svg:desc>Sheet1.B75:Sheet1.K75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</table:table-header-rows>
          <table:table-rows>
            <table:table-row>
              <table:table-cell office:value-type="string">
                <text:p>test_app.s350.g0.1.out</text:p>
                <draw:g>
                  <svg:desc>Sheet1.A66:Sheet1.A66</svg:desc>
                </draw:g>
              </table:table-cell>
              <table:table-cell office:value-type="float" office:value="350">
                <text:p>350</text:p>
                <draw:g>
                  <svg:desc>Sheet1.B66:Sheet1.K66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test_app.s350.g10.1.out</text:p>
                <draw:g>
                  <svg:desc>Sheet1.A75:Sheet1.A75</svg:desc>
                </draw:g>
              </table:table-cell>
              <table:table-cell office:value-type="float" office:value="350">
                <text:p>350</text:p>
                <draw:g>
                  <svg:desc>Sheet1.B75:Sheet1.K75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test_app.s350.g20.1.out</text:p>
                <draw:g>
                  <svg:desc>Sheet1.A84:Sheet1.A84</svg:desc>
                </draw:g>
              </table:table-cell>
              <table:table-cell office:value-type="float" office:value="350">
                <text:p>350</text:p>
                <draw:g>
                  <svg:desc>Sheet1.B84:Sheet1.K84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test_app.s350.g24.1.out</text:p>
                <draw:g>
                  <svg:desc>Sheet1.A93:Sheet1.A93</svg:desc>
                </draw:g>
              </table:table-cell>
              <table:table-cell office:value-type="float" office:value="195">
                <text:p>195</text:p>
                <draw:g>
                  <svg:desc>Sheet1.B93:Sheet1.K93</svg:desc>
                </draw:g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test_app.s350.g25.1.out</text:p>
                <draw:g>
                  <svg:desc>Sheet1.A102:Sheet1.A102</svg:desc>
                </draw:g>
              </table:table-cell>
              <table:table-cell office:value-type="float" office:value="304">
                <text:p>304</text:p>
                <draw:g>
                  <svg:desc>Sheet1.B102:Sheet1.K102</svg:desc>
                </draw:g>
              </table:table-cell>
              <table:table-cell office:value-type="float" office:value="308">
                <text:p>308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test_app.s350.g26.1.out</text:p>
                <draw:g>
                  <svg:desc>Sheet1.A111:Sheet1.A111</svg:desc>
                </draw:g>
              </table:table-cell>
              <table:table-cell office:value-type="float" office:value="188">
                <text:p>188</text:p>
                <draw:g>
                  <svg:desc>Sheet1.B111:Sheet1.K111</svg:desc>
                </draw:g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183">
                <text:p>183</text:p>
              </table:table-cell>
              <table:table-cell office:value-type="float" office:value="179">
                <text:p>179</text:p>
              </table:table-cell>
              <table:table-cell office:value-type="float" office:value="235">
                <text:p>23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test_app.s350.g27.1.out</text:p>
                <draw:g>
                  <svg:desc>Sheet1.A120:Sheet1.A120</svg:desc>
                </draw:g>
              </table:table-cell>
              <table:table-cell office:value-type="float" office:value="155">
                <text:p>155</text:p>
                <draw:g>
                  <svg:desc>Sheet1.B120:Sheet1.K120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